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5cm"/>
    </style:style>
    <style:style style:name="gr2" style:family="graphic" style:parent-style-name="standard">
      <style:graphic-properties draw:fill="solid" draw:fill-color="#ccffcc" draw:textarea-vertical-align="middle" draw:shadow="hidden"/>
    </style:style>
    <style:style style:name="gr3" style:family="graphic" style:parent-style-name="objectwithoutfill">
      <style:graphic-properties svg:stroke-width="0.2cm" svg:stroke-color="#ff00ff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53cm"/>
    </style:style>
    <style:style style:name="gr8" style:family="graphic" style:parent-style-name="standard">
      <style:graphic-properties draw:stroke="none" svg:stroke-color="#000000" draw:fill="none" draw:fill-color="#ffffff" fo:min-height="10.086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1.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start="Circle" draw:marker-end="Circle" draw:fill="none" draw:textarea-vertical-align="middle"/>
    </style:style>
    <style:style style:name="gr12" style:family="graphic" style:parent-style-name="objectwithoutfill">
      <style:graphic-properties draw:marker-end="Circle"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1.75cm"/>
    </style:style>
    <style:style style:name="gr18" style:family="graphic" style:parent-style-name="standard">
      <style:graphic-properties draw:stroke="none" svg:stroke-color="#000000" draw:fill="none" draw:fill-color="#ffffff" fo:min-height="1.059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 fo:font-weight="bold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cm" svg:height="3.3cm" svg:x="1.3cm" svg:y="12.1cm">
          <draw:text-box>
            <text:p text:style-name="P1"><text:span text:style-name="T1">Wa have alread the hand and the shoulder, the vector </text:span><text:span text:style-name="T2">w</text:span><text:span text:style-name="T1"> will grow to search the right area. When </text:span><text:span text:style-name="T2">w</text:span><text:span text:style-name="T1"> found it, the root elbow get the coordinates.</text:span></text:p>
            <text:p text:style-name="P1"><text:span text:style-name="T1">Les coordonnées de la main et de l'épaule sont déjà déterminées. Le vecteur </text:span><text:span text:style-name="T2">w</text:span><text:span text:style-name="T1"> grandit et détermine une droite à partir de la tête du vecteur </text:span><text:span text:style-name="T2">u</text:span><text:span text:style-name="T1">. Lorsque le vecteur </text:span><text:span text:style-name="T2">w</text:span><text:span text:style-name="T1"> trouve la partition, alors le nœud du coude est trouvé.</text:span></text:p>
          </draw:text-box>
        </draw:frame>
        <draw:g>
          <draw:path draw:style-name="gr2" draw:text-style-name="P3" draw:layer="layout" svg:width="4.899cm" svg:height="7.901cm" svg:x="6.831cm" svg:y="3.9cm" svg:viewBox="0 0 4900 7902" svg:d="M200 0c1300 100 4700 2700 4700 3500s-700 4500-1300 4400-900-200-1100-300 1300-3300 900-3900-3400-1800-3400-2200 100-1300 100-1300z">
            <text:p/>
          </draw:path>
          <draw:line draw:style-name="gr3" draw:text-style-name="P3" draw:layer="layout" svg:x1="4.831cm" svg:y1="10cm" svg:x2="12.831cm" svg:y2="6cm">
            <text:p/>
          </draw:line>
          <draw:line draw:style-name="gr4" draw:text-style-name="P4" draw:layer="layout" svg:x1="7.431cm" svg:y1="5cm" svg:x2="10.431cm" svg:y2="11cm">
            <text:p/>
          </draw:line>
          <draw:frame draw:style-name="gr5" draw:text-style-name="P5" draw:layer="layout" svg:width="2.2cm" svg:height="0.8cm" svg:x="5.831cm" svg:y="3.2cm">
            <draw:text-box>
              <text:p><text:span text:style-name="T1">shoulder</text:span></text:p>
            </draw:text-box>
          </draw:frame>
          <draw:frame draw:style-name="gr5" draw:text-style-name="P5" draw:layer="layout" svg:width="1.5cm" svg:height="0.8cm" svg:x="11.031cm" svg:y="11.2cm">
            <draw:text-box>
              <text:p><text:span text:style-name="T1">hand</text:span></text:p>
            </draw:text-box>
          </draw:frame>
          <draw:line draw:style-name="gr4" draw:text-style-name="P3" draw:layer="layout" svg:x1="7.131cm" svg:y1="5.2cm" svg:x2="8.631cm" svg:y2="8.2cm">
            <text:p/>
          </draw:line>
          <draw:frame draw:style-name="gr6" draw:text-style-name="P3" draw:layer="layout" svg:width="2.014cm" svg:height="0.978cm" svg:x="7.117cm" svg:y="6.52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4" draw:text-style-name="P3" draw:layer="layout" svg:x1="7.431cm" svg:y1="5cm" svg:x2="13.431cm" svg:y2="2cm">
            <text:p/>
          </draw:line>
          <draw:frame draw:style-name="gr6" draw:text-style-name="P3" draw:layer="layout" svg:width="0.483cm" svg:height="0.495cm" svg:x="11.131cm" svg:y="2.4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6" draw:text-style-name="P3" draw:layer="layout" svg:width="1.535cm" svg:height="0.495cm" svg:x="13.488cm" svg:y="2.962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4" draw:text-style-name="P3" draw:layer="layout" svg:x1="8.931cm" svg:y1="7.6cm" svg:x2="9.931cm" svg:y2="7.1cm">
            <text:p/>
          </draw:line>
          <draw:frame draw:style-name="gr6" draw:text-style-name="P3" draw:layer="layout" svg:width="2.013cm" svg:height="0.978cm" svg:x="8.718cm" svg:y="6.722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3" draw:layer="layout" svg:width="0.929cm" svg:height="0.495cm" svg:x="5.518cm" svg:y="8.222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4" draw:text-style-name="P3" draw:layer="layout" svg:x1="6.531cm" svg:y1="8.8cm" svg:x2="5.531cm" svg:y2="9.3cm">
            <text:p/>
          </draw:line>
        </draw:g>
        <draw:frame draw:style-name="gr7" draw:text-style-name="P5" draw:layer="layout" svg:width="8.3cm" svg:height="0.78cm" svg:x="1.6cm" svg:y="1.2cm">
          <draw:text-box>
            <text:p><text:span text:style-name="T1">function first_search, in 2 dimensions</text:span></text:p>
          </draw:text-box>
        </draw:frame>
        <draw:frame draw:style-name="gr7" draw:text-style-name="P5" draw:layer="layout" svg:width="8.3cm" svg:height="0.78cm" svg:x="1.8cm" svg:y="15.92cm">
          <draw:text-box>
            <text:p><text:span text:style-name="T1">function search, in 3 dimensions</text:span></text:p>
          </draw:text-box>
        </draw:frame>
        <draw:frame draw:style-name="gr8" draw:text-style-name="P2" draw:layer="layout" svg:width="9cm" svg:height="10.336cm" svg:x="11cm" svg:y="16.4cm">
          <draw:text-box>
            <text:p text:style-name="P1"><text:span text:style-name="T1">Le point a donne les coordonnées de l'épaule dans la base B et le point c donne les coordonnées de la main dans cette même base B.</text:span></text:p>
            <text:p text:style-name="P1"><text:span text:style-name="T1">Le point p donne les coordonnées du coude situé à égale distance entre la main et l'épaule. Dans l'espace il peut donc se situer sur le cerlce C.</text:span></text:p>
            <text:p text:style-name="P1"><text:span text:style-name="T1">L'image affichée est déterminée par le plan constitué des vecteurs </text:span><text:span text:style-name="T2">i</text:span><text:span text:style-name="T1"> et </text:span><text:span text:style-name="T2">j</text:span><text:span text:style-name="T1">.</text:span></text:p>
            <text:p text:style-name="P1"><text:span text:style-name="T1"/></text:p>
            <text:p text:style-name="P1"><text:span text:style-name="T1">The point a represents the shoulder in the ref B, the point c represents the hand. The point p is the elbow and the lenght between <text:s/>p and a is the same than between p and c. Then the point p can describe a circle C.</text:span></text:p>
            <text:p text:style-name="P1"><text:span text:style-name="T1">The show image is determinated with vectors </text:span><text:span text:style-name="T2">i</text:span><text:span text:style-name="T1"> and </text:span><text:span text:style-name="T2">j</text:span><text:span text:style-name="T1">.</text:span></text:p>
            <text:p text:style-name="P1"><text:span text:style-name="T1"/></text:p>
          </draw:text-box>
        </draw:frame>
        <draw:g>
          <draw:custom-shape draw:style-name="gr9" draw:text-style-name="P3" draw:layer="layout" svg:width="2cm" svg:height="4cm" draw:transform="rotate (0.785398163397448) translate (2.917cm 19.956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3" draw:layer="layout" svg:x1="2.159cm" svg:y1="17.7cm" svg:x2="5.059cm" svg:y2="20.6cm">
            <text:p/>
          </draw:line>
          <draw:line draw:style-name="gr11" draw:text-style-name="P3" draw:layer="layout" svg:x1="2.159cm" svg:y1="17.7cm" svg:x2="6.559cm" svg:y2="19.2cm">
            <text:p/>
          </draw:line>
          <draw:line draw:style-name="gr12" draw:text-style-name="P3" draw:layer="layout" svg:x1="6.459cm" svg:y1="19.2cm" svg:x2="8.159cm" svg:y2="23.7cm">
            <text:p/>
          </draw:line>
          <draw:line draw:style-name="gr10" draw:text-style-name="P3" draw:layer="layout" svg:x1="8.159cm" svg:y1="23.6cm" svg:x2="5.759cm" svg:y2="21.3cm">
            <text:p/>
          </draw:line>
          <draw:line draw:style-name="gr13" draw:text-style-name="P3" draw:layer="layout" svg:x1="5.059cm" svg:y1="20.6cm" svg:x2="5.859cm" svg:y2="21.4cm">
            <text:p/>
          </draw:line>
          <draw:g>
            <draw:line draw:style-name="gr14" draw:text-style-name="P3" draw:layer="layout" svg:x1="5.059cm" svg:y1="20.8cm" svg:x2="3.959cm" svg:y2="19.8cm">
              <text:p/>
            </draw:line>
            <draw:line draw:style-name="gr15" draw:text-style-name="P3" draw:layer="layout" svg:x1="5.059cm" svg:y1="20.8cm" svg:x2="5.959cm" svg:y2="19.8cm">
              <text:p/>
            </draw:line>
            <draw:line draw:style-name="gr15" draw:text-style-name="P3" draw:layer="layout" svg:x1="5.059cm" svg:y1="20.8cm" svg:x2="4.259cm" svg:y2="20.5cm">
              <text:p/>
            </draw:line>
            <draw:frame draw:style-name="gr6" draw:text-style-name="P3" draw:layer="layout" svg:width="0.594cm" svg:height="0.495cm" svg:x="3.965cm" svg:y="19.3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frame draw:style-name="gr6" draw:text-style-name="P3" draw:layer="layout" svg:width="0.483cm" svg:height="0.495cm" svg:x="5.259cm" svg:y="19.305c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6" draw:text-style-name="P3" draw:layer="layout" svg:width="0.483cm" svg:height="0.495cm" svg:x="3.876cm" svg:y="20.605c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frame draw:style-name="gr6" draw:text-style-name="P3" draw:layer="layout" svg:width="0.462cm" svg:height="0.495cm" svg:x="2.259cm" svg:y="17.105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6" draw:text-style-name="P3" draw:layer="layout" svg:width="0.441cm" svg:height="0.495cm" svg:x="8.359cm" svg:y="23.505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6" draw:text-style-name="P3" draw:layer="layout" svg:width="0.483cm" svg:height="0.495cm" svg:x="6.6cm" svg:y="18.605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frame draw:style-name="gr6" draw:text-style-name="P3" draw:layer="layout" svg:width="2.638cm" svg:height="1.149cm" svg:x="2.795cm" svg:y="24.63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  <draw:page draw:name="page2" draw:style-name="dp1" draw:master-page-name="Default">
        <draw:frame draw:style-name="gr6" draw:text-style-name="P3" draw:layer="layout" svg:width="7.048cm" svg:height="0.514cm" svg:x="2cm" svg:y="1.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5" draw:layer="layout" svg:width="15cm" svg:height="1.7cm" svg:x="2cm" svg:y="2.4cm">
          <draw:text-box>
            <text:p><text:span text:style-name="T1">La description du cercle se fait sur le plan déterminé par les vecteur </text:span><text:span text:style-name="T2">u</text:span><text:span text:style-name="T1"> et </text:span><text:span text:style-name="T2">v</text:span><text:span text:style-name="T3">.</text:span></text:p>
            <text:p><text:span text:style-name="T3">The circle is along the plane determined with vectors </text:span><text:span text:style-name="T2">u</text:span><text:span text:style-name="T3"> and </text:span><text:span text:style-name="T2">v</text:span><text:span text:style-name="T3">.</text:span></text:p>
          </draw:text-box>
        </draw:frame>
        <draw:frame draw:style-name="gr6" draw:text-style-name="P3" draw:layer="layout" svg:width="1.889cm" svg:height="2.137cm" svg:x="2.911cm" svg:y="3.96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3" draw:layer="layout" svg:width="5.457cm" svg:height="1.914cm" svg:x="2.243cm" svg:y="6.5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6" draw:layer="layout" svg:width="6.3cm" svg:height="0.78cm" svg:x="7.9cm" svg:y="6.9cm">
          <draw:text-box>
            <text:p><text:span text:style-name="T1">With Uz=0 to fix units vectors</text:span></text:p>
          </draw:text-box>
        </draw:frame>
        <draw:frame draw:style-name="gr6" draw:text-style-name="P3" draw:layer="layout" svg:width="4.771cm" svg:height="1.69cm" svg:x="2.402cm" svg:y="8.4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text-style-name="P2" draw:layer="layout" svg:width="17.6cm" svg:height="2cm" svg:x="1.4cm" svg:y="10.3cm">
          <draw:text-box>
            <text:p text:style-name="P1"><text:span text:style-name="T1">Now we need to find the reversal matrix Pb to find unit vectors </text:span><text:span text:style-name="T2">i</text:span><text:span text:style-name="T1">, </text:span><text:span text:style-name="T2">j</text:span><text:span text:style-name="T1"> and </text:span><text:span text:style-name="T2">k</text:span><text:span text:style-name="T1"> with </text:span><text:span text:style-name="T2">u</text:span><text:span text:style-name="T1">, </text:span><text:span text:style-name="T2">v</text:span><text:span text:style-name="T1"> and </text:span><text:span text:style-name="T2">w</text:span><text:span text:style-name="T1">.</text:span></text:p>
            <text:p text:style-name="P1"><text:span text:style-name="T1">Maintenant nous devons trouver la matrice de passage pour obtenir les vecteurs </text:span><text:span text:style-name="T2">i</text:span><text:span text:style-name="T1">, </text:span><text:span text:style-name="T2">j</text:span><text:span text:style-name="T1"> et </text:span><text:span text:style-name="T2">k</text:span><text:span text:style-name="T1"> à partir de </text:span><text:span text:style-name="T2">u</text:span><text:span text:style-name="T1">, </text:span><text:span text:style-name="T2">v</text:span><text:span text:style-name="T1"> et </text:span><text:span text:style-name="T2">w</text:span><text:span text:style-name="T1">.</text:span></text:p>
          </draw:text-box>
        </draw:frame>
        <draw:frame draw:style-name="gr6" draw:text-style-name="P3" draw:layer="layout" svg:width="2.801cm" svg:height="0.598cm" svg:x="2.599cm" svg:y="12.60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5" draw:layer="layout" svg:width="8.7cm" svg:height="1.309cm" svg:x="1.4cm" svg:y="13.5cm">
          <draw:text-box>
            <text:p><text:span text:style-name="T1">Pour faciliter les expressions nous posons :</text:span></text:p>
            <text:p><text:span text:style-name="T1">To simplify expression, we have :</text:span></text:p>
          </draw:text-box>
        </draw:frame>
        <draw:frame draw:style-name="gr6" draw:text-style-name="P3" draw:layer="layout" svg:width="3.681cm" svg:height="2.798cm" svg:x="10cm" svg:y="13.30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3" draw:layer="layout" svg:width="5.553cm" svg:height="1.869cm" svg:x="2.1cm" svg:y="15.23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text-style-name="P3" draw:layer="layout" svg:width="4.689cm" svg:height="1.191cm" svg:x="2.4cm" svg:y="1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9" draw:text-style-name="P3" draw:layer="layout" svg:width="3.836cm" svg:height="1.11cm" svg:x="2.4cm" svg:y="19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9" draw:text-style-name="P3" draw:layer="layout" svg:width="3.836cm" svg:height="1.11cm" svg:x="2.4cm" svg:y="21.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9" draw:text-style-name="P3" draw:layer="layout" svg:width="7.169cm" svg:height="1.191cm" svg:x="8.931cm" svg:y="1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9" draw:text-style-name="P3" draw:layer="layout" svg:width="4.728cm" svg:height="1.191cm" svg:x="9cm" svg:y="19.509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9" draw:text-style-name="P3" draw:layer="layout" svg:width="3.836cm" svg:height="1.245cm" svg:x="8.964cm" svg:y="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9" draw:text-style-name="P3" draw:layer="layout" svg:width="9.583cm" svg:height="1.372cm" svg:x="2.3cm" svg:y="2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9" draw:text-style-name="P3" draw:layer="layout" svg:width="5.987cm" svg:height="1.318cm" svg:x="2.3cm" svg:y="24.88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9" draw:text-style-name="P3" draw:layer="layout" svg:width="4.689cm" svg:height="1.245cm" svg:x="2.311cm" svg:y="26.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4:03:35.856952244</meta:creation-date>
    <dc:date>2015-08-14T23:40:58.678889769</dc:date>
    <meta:editing-duration>PT2H13M49S</meta:editing-duration>
    <meta:editing-cycles>20</meta:editing-cycles>
    <meta:generator>LibreOffice/4.3.3.2$Linux_x86 LibreOffice_project/430m0$Build-2</meta:generator>
    <meta:document-statistic meta:object-count="57"/>
  </office:meta>
</office:document-meta>
</file>

<file path=Object 1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10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11/content.xml><?xml version="1.0" encoding="utf-8"?>
<math xmlns="http://www.w3.org/1998/Math/MathML" display="block">
  <semantics>
    <mover accent="true">
      <mi>p</mi>
      <mo stretchy="false">⃗</mo>
    </mover>
    <annotation encoding="StarMath 5.0">vec p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row>
        <mo fence="true" stretchy="false">(</mo>
        <mrow>
          <mrow>
            <mi>cos</mi>
            <mrow>
              <mo fence="true" stretchy="false">(</mo>
              <mrow>
                <mi>t</mi>
              </mrow>
              <mo fence="true" stretchy="false">)</mo>
            </mrow>
            <mrow>
              <mover accent="true">
                <mi>u</mi>
                <mo stretchy="false">⃗</mo>
              </mover>
              <mo stretchy="false">+</mo>
              <mi>sin</mi>
            </mrow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⃗</mo>
            </mover>
          </mrow>
        </mrow>
        <mo fence="true" stretchy="false">)</mo>
      </mrow>
      <mi>,</mi>
      <mrow>
        <mn>0</mn>
        <mo stretchy="false">≤</mo>
        <mi>t</mi>
        <mo stretchy="false">&lt;</mo>
        <mi mathvariant="normal">π</mi>
      </mrow>
    </mrow>
    <annotation encoding="StarMath 5.0">C( t) = A(cos(t)vec u + sin(t)vec v), 0&lt;= t &lt; %ipi </annotation>
  </semantics>
</math>
</file>

<file path=Object 13/content.xml><?xml version="1.0" encoding="utf-8"?>
<math xmlns="http://www.w3.org/1998/Math/MathML" display="block">
  <semantics>
    <mtable>
      <mtr>
        <mtd>
          <mrow>
            <mover accent="true">
              <mi>w</mi>
              <mo stretchy="false">⃗</mo>
            </mover>
            <mo stretchy="false">=</mo>
            <mfrac>
              <mover accent="true">
                <mi mathvariant="italic">ca</mi>
                <mo stretchy="true">⃗</mo>
              </mover>
              <mrow>
                <mo fence="true" stretchy="true">‖</mo>
                <mrow>
                  <mover accent="true">
                    <mi mathvariant="italic">ca</mi>
                    <mo stretchy="true">⃗</mo>
                  </mover>
                </mrow>
                <mo fence="true" stretchy="true">‖</mo>
              </mrow>
            </mfrac>
          </mrow>
        </mtd>
      </mtr>
      <mtr>
        <mtd>
          <mrow>
            <mover accent="true">
              <mi>v</mi>
              <mo stretchy="false">⃗</mo>
            </mover>
            <mo stretchy="false">=</mo>
            <mrow>
              <mover accent="true">
                <mi>w</mi>
                <mo stretchy="false">⃗</mo>
              </mover>
              <mo stretchy="false">∧</mo>
              <mover accent="true">
                <mi>u</mi>
                <mo stretchy="false">⃗</mo>
              </mover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⋅</mo>
              <mover accent="true">
                <mi>u</mi>
                <mo stretchy="false">⃗</mo>
              </mover>
            </mrow>
            <mo stretchy="false">=</mo>
            <mn>0</mn>
          </mrow>
        </mtd>
      </mtr>
    </mtable>
    <annotation encoding="StarMath 5.0">vec w = {widevec ca} over {left ldline {widevec ca} right ldline} newline
vec v = vec w &amp; vec u newline
vec w cdot vec u = 0</annotation>
  </semantics>
</math>
</file>

<file path=Object 14/content.xml><?xml version="1.0" encoding="utf-8"?>
<math xmlns="http://www.w3.org/1998/Math/MathML" display="block">
  <semantics>
    <mtable>
      <mtr>
        <mtd>
          <mrow>
            <mi>B</mi>
            <mi mathvariant="normal">:</mi>
            <mrow>
              <mo fence="true" stretchy="true">(</mo>
              <mrow>
                <mtable>
                  <mtr>
                    <mtd>
                      <mover accent="true">
                        <mi>i</mi>
                        <mo stretchy="false">⃗</mo>
                      </mover>
                    </mtd>
                    <mtd>
                      <mover accent="true">
                        <mi>j</mi>
                        <mo stretchy="false">⃗</mo>
                      </mover>
                    </mtd>
                    <mtd>
                      <mover accent="true">
                        <mi>k</mi>
                        <mo stretchy="false">⃗</mo>
                      </mover>
                    </mtd>
                  </mtr>
                </mtable>
              </mrow>
              <mo fence="true" stretchy="true">)</mo>
            </mrow>
          </mrow>
        </mtd>
      </mtr>
      <mtr>
        <mtd>
          <mrow>
            <mi>B</mi>
            <mi>'</mi>
            <mi mathvariant="normal">:</mi>
            <mrow>
              <mo fence="true" stretchy="true">(</mo>
              <mrow>
                <mtable>
                  <mtr>
                    <mtd>
                      <mover accent="true">
                        <mi>u</mi>
                        <mo stretchy="false">⃗</mo>
                      </mover>
                    </mtd>
                    <mtd>
                      <mover accent="true">
                        <mi>v</mi>
                        <mo stretchy="false">⃗</mo>
                      </mover>
                    </mtd>
                    <mtd>
                      <mover accent="true">
                        <mi>w</mi>
                        <mo stretchy="false">⃗</mo>
                      </mover>
                    </mtd>
                  </mtr>
                </mtable>
              </mrow>
              <mo fence="true" stretchy="true">)</mo>
            </mrow>
          </mrow>
        </mtd>
      </mtr>
    </mtable>
    <annotation encoding="StarMath 5.0">B : left ( matrix { vec i # vec j # vec k } right ) newline
B' : left ( matrix { vec u # vec v # vec w } right )</annotation>
  </semantics>
</math>
</file>

<file path=Object 15/content.xml><?xml version="1.0" encoding="utf-8"?>
<math xmlns="http://www.w3.org/1998/Math/MathML" display="block">
  <semantics>
    <mrow>
      <mover accent="true">
        <mi>U</mi>
        <mo stretchy="false">⃗</mo>
      </mover>
      <mi mathvariant="normal">:</mi>
      <mrow>
        <mo fence="true" stretchy="true">(</mo>
        <mrow>
          <mtable>
            <mtr>
              <mtd>
                <mfrac>
                  <mrow>
                    <mrow>
                      <mo stretchy="false">−</mo>
                      <msub>
                        <mi>W</mi>
                        <mi>y</mi>
                      </msub>
                    </mrow>
                    <mo stretchy="false">⋅</mo>
                    <msub>
                      <mi>U</mi>
                      <mi>y</mi>
                    </msub>
                  </mrow>
                  <msub>
                    <mi>W</mi>
                    <mi>x</mi>
                  </msub>
                </mfrac>
              </mtd>
              <mtd>
                <mfrac>
                  <mrow>
                    <mo stretchy="false">−</mo>
                    <msub>
                      <mi>W</mi>
                      <mi>x</mi>
                    </msub>
                  </mrow>
                  <msqrt>
                    <mrow>
                      <msubsup>
                        <mi>W</mi>
                        <mi>x</mi>
                        <mn>2</mn>
                      </msubsup>
                      <mo stretchy="false">+</mo>
                      <msubsup>
                        <mi>W</mi>
                        <mi>y</mi>
                        <mn>2</mn>
                      </msubsup>
                    </mrow>
                  </msqrt>
                </mfrac>
              </mtd>
              <mtd>
                <mn>0</mn>
              </mtd>
            </mtr>
          </mtable>
        </mrow>
        <mo fence="true" stretchy="true">)</mo>
      </mrow>
    </mrow>
    <annotation encoding="StarMath 5.0">vec U : left ( matrix { {-W_{y}cdot U_{y} } over {W_{x}}  # {-W_{x}} over {sqrt{W_{x}^{2} + W_{y}^{2}}}  # 0 } right ) newline
</annotation>
  </semantics>
</math>
</file>

<file path=Object 16/content.xml><?xml version="1.0" encoding="utf-8"?>
<math xmlns="http://www.w3.org/1998/Math/MathML" display="block">
  <semantics>
    <mrow>
      <msubsup>
        <mi>P</mi>
        <mi>B</mi>
        <mrow>
          <mi>B</mi>
          <mi>'</mi>
        </mrow>
      </msubsup>
      <mo stretchy="false">=</mo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⋅</mo>
        <mrow>
          <mo fence="true" stretchy="true">(</mo>
          <mrow>
            <mtable>
              <mtr>
                <mtd>
                  <mover accent="true">
                    <mi>u</mi>
                    <mo stretchy="false">⃗</mo>
                  </mover>
                </mtd>
                <mtd>
                  <mover accent="true">
                    <mi>v</mi>
                    <mo stretchy="false">⃗</mo>
                  </mover>
                </mtd>
                <mtd>
                  <mover accent="true">
                    <mi>w</mi>
                    <mo stretchy="false">⃗</mo>
                  </mover>
                </mtd>
              </mtr>
            </mtable>
          </mrow>
          <mo fence="true" stretchy="true">)</mo>
        </mrow>
      </mrow>
    </mrow>
    <annotation encoding="StarMath 5.0">P_B^{B'} = left ( matrix { 1 # 1 # 1 ## 1 # 1 # 1 ## 0 # 1 # 1 } right ) cdot left (  matrix {vec u # vec v # vec w} right )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stretchy="false">(</mo>
            <mrow>
              <msubsup>
                <mi>P</mi>
                <mi>B</mi>
                <mrow>
                  <mi>B</mi>
                  <mi>'</mi>
                </mrow>
              </msubsup>
            </mrow>
            <mo fence="true" stretchy="false">)</mo>
          </mrow>
          <mrow>
            <mo stretchy="false">−</mo>
            <mn>1</mn>
          </mrow>
        </msup>
        <mo stretchy="false">⋅</mo>
        <msubsup>
          <mi>P</mi>
          <mi>B</mi>
          <mrow>
            <mi>B</mi>
            <mi>'</mi>
          </mrow>
        </msubsup>
      </mrow>
      <mo stretchy="false">=</mo>
      <msub>
        <mi>I</mi>
        <mn>3</mn>
      </msub>
    </mrow>
    <annotation encoding="StarMath 5.0">(P_B^{B'})^{-1} cdot P_B^{B'} = I_3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normal">λ</mi>
              <mi>v</mi>
            </msub>
            <mo stretchy="false">=</mo>
            <mfrac>
              <msub>
                <mi>U</mi>
                <mi>x</mi>
              </msub>
              <mrow>
                <msub>
                  <mi>U</mi>
                  <mi>x</mi>
                </msub>
                <mrow>
                  <msub>
                    <mi>V</mi>
                    <mi>y</mi>
                  </msub>
                  <mo stretchy="false">−</mo>
                  <msub>
                    <mi>V</mi>
                    <mi>x</mi>
                  </msub>
                </mrow>
                <msub>
                  <mi>U</mi>
                  <mi>y</mi>
                </msub>
              </mrow>
            </mfrac>
          </mrow>
        </mtd>
      </mtr>
      <mtr>
        <mtd>
          <mrow/>
        </mtd>
      </mtr>
      <mtr>
        <mtd>
          <mrow>
            <msub>
              <mi mathvariant="normal">λ</mi>
              <mi>w</mi>
            </msub>
            <mo stretchy="false">=</mo>
            <mfrac>
              <msub>
                <mi>U</mi>
                <mi>x</mi>
              </msub>
              <mrow>
                <msub>
                  <mi>U</mi>
                  <mi>x</mi>
                </msub>
                <mrow>
                  <msub>
                    <mi>W</mi>
                    <mi>y</mi>
                  </msub>
                  <mo stretchy="false">−</mo>
                  <msub>
                    <mi>W</mi>
                    <mi>x</mi>
                  </msub>
                </mrow>
                <msub>
                  <mi>U</mi>
                  <mi>y</mi>
                </msub>
              </mrow>
            </mfrac>
          </mrow>
        </mtd>
      </mtr>
    </mtable>
    <annotation encoding="StarMath 5.0">%lambda_v = {U_x} over {U_x V_y - V_x U_y} newline newline
%lambda_w = {U_x} over {U_x W_y - W_x U_y}</annotation>
  </semantics>
</math>
</file>

<file path=Object 19/content.xml><?xml version="1.0" encoding="utf-8"?>
<math xmlns="http://www.w3.org/1998/Math/MathML" display="block">
  <semantics>
    <mrow>
      <msup>
        <mrow>
          <mo fence="true" stretchy="false">(</mo>
          <mrow>
            <msubsup>
              <mi>P</mi>
              <mi>B</mi>
              <mrow>
                <mi>B</mi>
                <mi>'</mi>
              </mrow>
            </msubsup>
          </mrow>
          <mo fence="true" stretchy="false">)</mo>
        </mrow>
        <mrow>
          <mo stretchy="false">−</mo>
          <mn>1</mn>
        </mrow>
      </msup>
      <mo stretchy="false">=</mo>
      <msubsup>
        <mi>P</mi>
        <mrow>
          <mi>B</mi>
          <mi>'</mi>
        </mrow>
        <mi>B</mi>
      </msubsup>
      <mo stretchy="false">=</mo>
      <mrow>
        <mo fence="true" stretchy="true">(</mo>
        <mrow>
          <mtable>
            <mtr>
              <mtd>
                <msub>
                  <mi>p</mi>
                  <mn>1,1</mn>
                </msub>
              </mtd>
              <mtd>
                <msub>
                  <mi>p</mi>
                  <mn>2,1</mn>
                </msub>
              </mtd>
              <mtd>
                <msub>
                  <mi>p</mi>
                  <mn>3,1</mn>
                </msub>
              </mtd>
            </mtr>
            <mtr>
              <mtd>
                <msub>
                  <mi>p</mi>
                  <mn>1,2</mn>
                </msub>
              </mtd>
              <mtd>
                <msub>
                  <mi>p</mi>
                  <mn>2,2</mn>
                </msub>
              </mtd>
              <mtd>
                <msub>
                  <mi>p</mi>
                  <mn>2,3</mn>
                </msub>
              </mtd>
            </mtr>
            <mtr>
              <mtd>
                <msub>
                  <mi>p</mi>
                  <mn>1,3</mn>
                </msub>
              </mtd>
              <mtd>
                <msub>
                  <mi>p</mi>
                  <mn>2,3</mn>
                </msub>
              </mtd>
              <mtd>
                <msub>
                  <mi>p</mi>
                  <mn>3,3</mn>
                </msub>
              </mtd>
            </mtr>
          </mtable>
        </mrow>
        <mo fence="true" stretchy="true">)</mo>
      </mrow>
    </mrow>
    <annotation encoding="StarMath 5.0">(P_B^{B'})^{-1} = P_{B'}^B = left ( matrix { p_{1,1} # p_{2,1} # p_{3,1} ## p_{1,2} # p_{2,2} # p_{2,3} ## p_{1,3} # p_{2,3} # p_{3,3} } right )</annotation>
  </semantics>
</math>
</file>

<file path=Object 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20/content.xml><?xml version="1.0" encoding="utf-8"?>
<math xmlns="http://www.w3.org/1998/Math/MathML" display="block">
  <semantics>
    <mrow>
      <msub>
        <mi>p</mi>
        <mn>3,1</mn>
      </msub>
      <mo stretchy="false">=</mo>
      <mfrac>
        <mrow>
          <msub>
            <mi mathvariant="normal">λ</mi>
            <mi>w</mi>
          </msub>
          <mrow>
            <msub>
              <mi>V</mi>
              <mi>x</mi>
            </msub>
            <mo stretchy="false">−</mo>
            <msub>
              <mi mathvariant="normal">λ</mi>
              <mi>v</mi>
            </msub>
          </mrow>
          <msub>
            <mi>W</mi>
            <mi>x</mi>
          </msub>
        </mrow>
        <mrow>
          <msub>
            <mi>U</mi>
            <mi>x</mi>
          </msub>
          <mrow>
            <mo fence="true" stretchy="false">(</mo>
            <mrow>
              <mrow>
                <msub>
                  <mi mathvariant="normal">λ</mi>
                  <mi>w</mi>
                </msub>
                <mrow>
                  <msub>
                    <mi>W</mi>
                    <mi>z</mi>
                  </msub>
                  <mo stretchy="false">−</mo>
                  <msub>
                    <mi mathvariant="normal">λ</mi>
                    <mi>v</mi>
                  </msub>
                </mrow>
                <msub>
                  <mi>V</mi>
                  <mi>z</mi>
                </msub>
              </mrow>
            </mrow>
            <mo fence="true" stretchy="false">)</mo>
          </mrow>
        </mrow>
      </mfrac>
    </mrow>
    <annotation encoding="StarMath 5.0">p_{3,1} = {%lambda_w V_x - %lambda_v W_x} over {U_x (%lambda_w W_z - %lambda_v V_z)} </annotation>
  </semantics>
</math>
</file>

<file path=Object 21/content.xml><?xml version="1.0" encoding="utf-8"?>
<math xmlns="http://www.w3.org/1998/Math/MathML" display="block">
  <semantics>
    <mrow>
      <msub>
        <mi>p</mi>
        <mn>3,2</mn>
      </msub>
      <mo stretchy="false">=</mo>
      <mfrac>
        <mrow>
          <mo stretchy="false">−</mo>
          <msub>
            <mi mathvariant="normal">λ</mi>
            <mi>w</mi>
          </msub>
        </mrow>
        <mrow>
          <msub>
            <mi mathvariant="normal">λ</mi>
            <mi>w</mi>
          </msub>
          <mrow>
            <msub>
              <mi>W</mi>
              <mi>z</mi>
            </msub>
            <mo stretchy="false">−</mo>
            <msub>
              <mi mathvariant="normal">λ</mi>
              <mi>v</mi>
            </msub>
          </mrow>
          <msub>
            <mi>V</mi>
            <mi>z</mi>
          </msub>
        </mrow>
      </mfrac>
    </mrow>
    <annotation encoding="StarMath 5.0">p_{3,2} = {-%lambda_w} over {%lambda_w W_z - %lambda_v V_z} </annotation>
  </semantics>
</math>
</file>

<file path=Object 22/content.xml><?xml version="1.0" encoding="utf-8"?>
<math xmlns="http://www.w3.org/1998/Math/MathML" display="block">
  <semantics>
    <mrow>
      <msub>
        <mi>p</mi>
        <mn>3,2</mn>
      </msub>
      <mo stretchy="false">=</mo>
      <mfrac>
        <msub>
          <mi mathvariant="normal">λ</mi>
          <mi>v</mi>
        </msub>
        <mrow>
          <msub>
            <mi mathvariant="normal">λ</mi>
            <mi>w</mi>
          </msub>
          <mrow>
            <msub>
              <mi>W</mi>
              <mi>z</mi>
            </msub>
            <mo stretchy="false">−</mo>
            <msub>
              <mi mathvariant="normal">λ</mi>
              <mi>v</mi>
            </msub>
          </mrow>
          <msub>
            <mi>V</mi>
            <mi>z</mi>
          </msub>
        </mrow>
      </mfrac>
    </mrow>
    <annotation encoding="StarMath 5.0">p_{3,2} = {%lambda_v} over {%lambda_w W_z - %lambda_v V_z} </annotation>
  </semantics>
</math>
</file>

<file path=Object 23/content.xml><?xml version="1.0" encoding="utf-8"?>
<math xmlns="http://www.w3.org/1998/Math/MathML" display="block">
  <semantics>
    <mrow>
      <msub>
        <mi>p</mi>
        <mn>2,1</mn>
      </msub>
      <mo stretchy="false">=</mo>
      <mrow>
        <mfrac>
          <mrow>
            <mrow>
              <mo stretchy="false">−</mo>
              <msub>
                <mi>V</mi>
                <mi>x</mi>
              </msub>
            </mrow>
            <msub>
              <mi mathvariant="normal">λ</mi>
              <mi>v</mi>
            </msub>
          </mrow>
          <msub>
            <mi>U</mi>
            <mi>x</mi>
          </msub>
        </mfrac>
        <mo stretchy="false">+</mo>
        <mfrac>
          <mrow>
            <mrow>
              <mo fence="true" stretchy="false">(</mo>
              <mrow>
                <mrow>
                  <msub>
                    <mi mathvariant="normal">λ</mi>
                    <mi>v</mi>
                  </msub>
                  <msub>
                    <mi>V</mi>
                    <mi>z</mi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 mathvariant="normal">λ</mi>
                    <mi>w</mi>
                  </msub>
                  <mrow>
                    <msub>
                      <mi>V</mi>
                      <mi>x</mi>
                    </msub>
                    <mo stretchy="false">−</mo>
                    <msub>
                      <mi mathvariant="normal">λ</mi>
                      <mi>v</mi>
                    </msub>
                  </mrow>
                  <msub>
                    <mi>W</mi>
                    <mi>x</mi>
                  </msub>
                </mrow>
              </mrow>
              <mo fence="true" stretchy="false">)</mo>
            </mrow>
          </mrow>
          <mrow>
            <msub>
              <mi>U</mi>
              <mi>x</mi>
            </msub>
            <mrow>
              <mo fence="true" stretchy="false">(</mo>
              <mrow>
                <mrow>
                  <msub>
                    <mi>V</mi>
                    <mi>z</mi>
                  </msub>
                  <mrow>
                    <msub>
                      <mi mathvariant="normal">λ</mi>
                      <mi>v</mi>
                    </msub>
                    <mo stretchy="false">−</mo>
                    <msub>
                      <mi mathvariant="normal">λ</mi>
                      <mi>w</mi>
                    </msub>
                  </mrow>
                  <msub>
                    <mi>W</mi>
                    <mi>z</mi>
                  </msub>
                </mrow>
              </mrow>
              <mo fence="true" stretchy="false">)</mo>
            </mrow>
          </mrow>
        </mfrac>
      </mrow>
    </mrow>
    <annotation encoding="StarMath 5.0">p_{2,1} = {-V_x %lambda_v} over {U_x} + {(%lambda_v V_z) (%lambda_w V_x - %lambda_v W_x)} over {U_x (V_z %lambda_v - %lambda_w W_z)}  </annotation>
  </semantics>
</math>
</file>

<file path=Object 24/content.xml><?xml version="1.0" encoding="utf-8"?>
<math xmlns="http://www.w3.org/1998/Math/MathML" display="block">
  <semantics>
    <mrow>
      <msub>
        <mi>p</mi>
        <mn>2,2</mn>
      </msub>
      <mo stretchy="false">=</mo>
      <mrow>
        <mfrac>
          <msub>
            <mi mathvariant="normal">λ</mi>
            <mi>v</mi>
          </msub>
          <msub>
            <mi>U</mi>
            <mi>x</mi>
          </msub>
        </mfrac>
        <mo stretchy="false">+</mo>
        <mfrac>
          <mrow>
            <msub>
              <mi mathvariant="normal">λ</mi>
              <mi>v</mi>
            </msub>
            <msub>
              <mi mathvariant="normal">λ</mi>
              <mi>w</mi>
            </msub>
            <msub>
              <mi>V</mi>
              <mi>z</mi>
            </msub>
          </mrow>
          <mrow>
            <msub>
              <mi>W</mi>
              <mi>z</mi>
            </msub>
            <mrow>
              <msub>
                <mi mathvariant="normal">λ</mi>
                <mi>w</mi>
              </msub>
              <mo stretchy="false">−</mo>
              <msub>
                <mi>V</mi>
                <mi>z</mi>
              </msub>
            </mrow>
            <msub>
              <mi mathvariant="normal">λ</mi>
              <mi>v</mi>
            </msub>
          </mrow>
        </mfrac>
      </mrow>
    </mrow>
    <annotation encoding="StarMath 5.0">p_{2,2} = {%lambda_v} over {U_x} + {%lambda_v %lambda_w V_z} over {W_z %lambda_w - V_z %lambda_v}  </annotation>
  </semantics>
</math>
</file>

<file path=Object 25/content.xml><?xml version="1.0" encoding="utf-8"?>
<math xmlns="http://www.w3.org/1998/Math/MathML" display="block">
  <semantics>
    <mrow>
      <msub>
        <mi>p</mi>
        <mn>2,3</mn>
      </msub>
      <mo stretchy="false">=</mo>
      <mfrac>
        <mrow>
          <msubsup>
            <mi mathvariant="normal">λ</mi>
            <mi>v</mi>
            <mn>2</mn>
          </msubsup>
          <msub>
            <mi>V</mi>
            <mi>z</mi>
          </msub>
        </mrow>
        <mrow>
          <msub>
            <mi>V</mi>
            <mi>z</mi>
          </msub>
          <mrow>
            <msub>
              <mi mathvariant="normal">λ</mi>
              <mi>v</mi>
            </msub>
            <mo stretchy="false">−</mo>
            <msub>
              <mi>W</mi>
              <mi>z</mi>
            </msub>
          </mrow>
          <msub>
            <mi mathvariant="normal">λ</mi>
            <mi>w</mi>
          </msub>
        </mrow>
      </mfrac>
    </mrow>
    <annotation encoding="StarMath 5.0">p_{2,3} = {%lambda_v^2 V_z} over {V_z %lambda_v - W_z %lambda_w} </annotation>
  </semantics>
</math>
</file>

<file path=Object 26/content.xml><?xml version="1.0" encoding="utf-8"?>
<math xmlns="http://www.w3.org/1998/Math/MathML" display="block">
  <semantics>
    <mrow>
      <msub>
        <mi>p</mi>
        <mn>1,1</mn>
      </msub>
      <mo stretchy="false">=</mo>
      <mrow>
        <mfrac>
          <mn>1</mn>
          <msub>
            <mi>U</mi>
            <mi>x</mi>
          </msub>
        </mfrac>
        <mo stretchy="false">−</mo>
        <mrow>
          <mo fence="true" stretchy="true">(</mo>
          <mrow>
            <mrow>
              <mfrac>
                <mrow>
                  <mrow>
                    <mo stretchy="false">−</mo>
                    <msub>
                      <mi>V</mi>
                      <mi>x</mi>
                    </msub>
                  </mrow>
                  <msub>
                    <mi mathvariant="normal">λ</mi>
                    <mi>v</mi>
                  </msub>
                  <msub>
                    <mi>U</mi>
                    <mi>y</mi>
                  </msub>
                </mrow>
                <msubsup>
                  <mi>U</mi>
                  <mi>x</mi>
                  <mn>2</mn>
                </msubsup>
              </mfrac>
              <mo stretchy="false">+</mo>
              <mfrac>
                <mrow>
                  <mrow>
                    <mo fence="true" stretchy="false">(</mo>
                    <mrow>
                      <mrow>
                        <msub>
                          <mi mathvariant="normal">λ</mi>
                          <mi>v</mi>
                        </msub>
                        <msub>
                          <mi>V</mi>
                          <mi>z</mi>
                        </msub>
                        <msub>
                          <mi>U</mi>
                          <mi>y</mi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 mathvariant="normal">λ</mi>
                          <mi>w</mi>
                        </msub>
                        <mrow>
                          <msub>
                            <mi>V</mi>
                            <mi>x</mi>
                          </msub>
                          <mo stretchy="false">−</mo>
                          <msub>
                            <mi mathvariant="normal">λ</mi>
                            <mi>v</mi>
                          </msub>
                        </mrow>
                        <msub>
                          <mi>W</mi>
                          <mi>x</mi>
                        </msub>
                      </mrow>
                    </mrow>
                    <mo fence="true" stretchy="false">)</mo>
                  </mrow>
                </mrow>
                <mrow>
                  <msubsup>
                    <mi>U</mi>
                    <mi>x</mi>
                    <mn>2</mn>
                  </msubsup>
                  <mrow>
                    <mo fence="true" stretchy="false">(</mo>
                    <mrow>
                      <mrow>
                        <msub>
                          <mi>V</mi>
                          <mi>z</mi>
                        </msub>
                        <mrow>
                          <msub>
                            <mi mathvariant="normal">λ</mi>
                            <mi>v</mi>
                          </msub>
                          <mo stretchy="false">−</mo>
                          <msub>
                            <mi mathvariant="normal">λ</mi>
                            <mi>w</mi>
                          </msub>
                        </mrow>
                        <msub>
                          <mi>W</mi>
                          <mi>z</mi>
                        </msub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</mrow>
    <annotation encoding="StarMath 5.0">p_{1,1} = 1 over U_x - left ( {-V_x %lambda_v U_y} over {U_x^2} + {(%lambda_v V_z U_y) (%lambda_w V_x - %lambda_v W_x)} over {U_x^2 (V_z %lambda_v - %lambda_w W_z)} right )</annotation>
  </semantics>
</math>
</file>

<file path=Object 27/content.xml><?xml version="1.0" encoding="utf-8"?>
<math xmlns="http://www.w3.org/1998/Math/MathML" display="block">
  <semantics>
    <mrow>
      <mrow>
        <msub>
          <mi>p</mi>
          <mn>1,2</mn>
        </msub>
        <mo stretchy="false">=</mo>
        <mrow>
          <mo stretchy="false">−</mo>
          <mrow>
            <mo fence="true" stretchy="true">(</mo>
            <mrow>
              <mrow>
                <mfrac>
                  <msub>
                    <mi mathvariant="normal">λ</mi>
                    <mi>v</mi>
                  </msub>
                  <msub>
                    <mi>U</mi>
                    <mi>x</mi>
                  </msub>
                </mfrac>
                <mo stretchy="false">+</mo>
                <mfrac>
                  <mrow>
                    <msub>
                      <mi mathvariant="normal">λ</mi>
                      <mi>v</mi>
                    </msub>
                    <msub>
                      <mi mathvariant="normal">λ</mi>
                      <mi>w</mi>
                    </msub>
                    <msub>
                      <mi>V</mi>
                      <mi>z</mi>
                    </msub>
                  </mrow>
                  <mrow>
                    <msub>
                      <mi>W</mi>
                      <mi>z</mi>
                    </msub>
                    <mrow>
                      <msub>
                        <mi mathvariant="normal">λ</mi>
                        <mi>w</mi>
                      </msub>
                      <mo stretchy="false">−</mo>
                      <msub>
                        <mi>V</mi>
                        <mi>z</mi>
                      </msub>
                    </mrow>
                    <msub>
                      <mi mathvariant="normal">λ</mi>
                      <mi>v</mi>
                    </msub>
                  </mrow>
                </mfrac>
              </mrow>
            </mrow>
            <mo fence="true" stretchy="true">)</mo>
          </mrow>
        </mrow>
      </mrow>
      <mfrac>
        <msub>
          <mi>U</mi>
          <mi>y</mi>
        </msub>
        <msub>
          <mi>U</mi>
          <mi>x</mi>
        </msub>
      </mfrac>
    </mrow>
    <annotation encoding="StarMath 5.0">p_{1,2} = - left ( %lambda_v over U_x + {%lambda_v %lambda_w V_z} over {W_z %lambda_w - V_z %lambda_v}  right ) U_y over U_x </annotation>
  </semantics>
</math>
</file>

<file path=Object 28/content.xml><?xml version="1.0" encoding="utf-8"?>
<math xmlns="http://www.w3.org/1998/Math/MathML" display="block">
  <semantics>
    <mrow>
      <msub>
        <mi>p</mi>
        <mn>1,3</mn>
      </msub>
      <mo stretchy="false">=</mo>
      <mfrac>
        <mrow>
          <mo stretchy="false">−</mo>
          <mrow>
            <msub>
              <mi>U</mi>
              <mi>y</mi>
            </msub>
            <msubsup>
              <mi mathvariant="normal">λ</mi>
              <mi>v</mi>
              <mn>2</mn>
            </msubsup>
            <msub>
              <mi>V</mi>
              <mi>z</mi>
            </msub>
          </mrow>
        </mrow>
        <mrow>
          <msub>
            <mi>U</mi>
            <mi>x</mi>
          </msub>
          <mrow>
            <mo fence="true" stretchy="false">(</mo>
            <mrow>
              <mrow>
                <msub>
                  <mi>V</mi>
                  <mi>z</mi>
                </msub>
                <mrow>
                  <msub>
                    <mi mathvariant="normal">λ</mi>
                    <mi>v</mi>
                  </msub>
                  <mo stretchy="false">−</mo>
                  <msub>
                    <mi>W</mi>
                    <mi>z</mi>
                  </msub>
                </mrow>
                <msub>
                  <mi mathvariant="normal">λ</mi>
                  <mi>w</mi>
                </msub>
              </mrow>
            </mrow>
            <mo fence="true" stretchy="false">)</mo>
          </mrow>
        </mrow>
      </mfrac>
    </mrow>
    <annotation encoding="StarMath 5.0">p_{1,3} = -{U_y %lambda_v^2 V_z} over {U_x (V_z %lambda_v - W_z %lambda_w)} </annotation>
  </semantics>
</math>
</file>

<file path=Object 3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0</mn>
    </mrow>
    <annotation encoding="StarMath 5.0">vec u cdot vec v = 0</annotation>
  </semantics>
</math>
</file>

<file path=Object 4/content.xml><?xml version="1.0" encoding="utf-8"?>
<math xmlns="http://www.w3.org/1998/Math/MathML" display="block">
  <semantics>
    <mover accent="true">
      <mi>w</mi>
      <mo stretchy="false">⃗</mo>
    </mover>
    <annotation encoding="StarMath 5.0">vec w</annotation>
  </semantics>
</math>
</file>

<file path=Object 5/content.xml><?xml version="1.0" encoding="utf-8"?>
<math xmlns="http://www.w3.org/1998/Math/MathML" display="block">
  <semantics>
    <mrow>
      <mo stretchy="false">−</mo>
      <mover accent="true">
        <mi>w</mi>
        <mo stretchy="false">⃗</mo>
      </mover>
    </mrow>
    <annotation encoding="StarMath 5.0">-vec w</annotation>
  </semantics>
</math>
</file>

<file path=Object 6/content.xml><?xml version="1.0" encoding="utf-8"?>
<math xmlns="http://www.w3.org/1998/Math/MathML" display="block">
  <semantics>
    <mover accent="true">
      <mi>w</mi>
      <mo stretchy="false">⃗</mo>
    </mover>
    <annotation encoding="StarMath 5.0">vec w</annotation>
  </semantics>
</math>
</file>

<file path=Object 7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8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9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